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3" style:parent-style-name="Normal" style:family="paragraph">
      <style:paragraph-properties fo:text-align="justify" style:writing-mode="rl-tb" fo:margin-top="0.0833in" fo:margin-bottom="0in" fo:line-height="100%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4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6" style:parent-style-name="Normal" style:family="paragraph">
      <style:paragraph-properties fo:text-align="justify" style:writing-mode="rl-tb" fo:margin-top="0.0833in" fo:margin-bottom="0in" fo:line-height="100%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49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98" style:parent-style-name="Normal" style:family="paragraph">
      <style:paragraph-properties fo:text-align="justify" style:writing-mode="rl-tb" fo:margin-top="0.0833in" fo:margin-bottom="0in" fo:line-height="100%"/>
    </style:style>
    <style:style style:name="T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54" style:parent-style-name="Normal" style:family="paragraph">
      <style:paragraph-properties fo:text-align="justify" style:writing-mode="rl-tb" fo:margin-top="0.0833in" fo:margin-bottom="0in" fo:line-height="100%"/>
    </style:style>
    <style:style style:name="T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Lamentations 1</text:span>‬‬</text:p>
      <text:p text:style-name="P3"><text:span text:style-name="T4">1</text:span><text:span text:style-name="T5"> אֵיכָ֣ה ׀ יָשְׁבָ֣ה בָדָ֗ד הָעִיר֙ רַבָּ֣תִי עָ֔ם הָיְתָ֖ה כְּאַלְמָנָ֑ה רַּבָּ֣תִי בַגּוֹיִ֗ם שָׂרָ֙תִי֙ בַּמְּדִינ֔וֹת הָיְתָ֖ה לָמַֽס׃</text:span><text:span text:style-name="T6"><text:s/>ס<text:s/></text:span><text:span text:style-name="T7">2</text:span><text:span text:style-name="T8"> בָּכ֨וֹ תִבְכֶּ֜ה בַּלַּ֗יְלָה וְדִמְעָתָהּ֙ עַ֣ל לֶֽחֱיָ֔הּ אֵֽין־לָ֥הּ מְנַחֵ֖ם מִכָּל־אֹהֲבֶ֑יהָ כָּל־רֵעֶ֙יהָ֙ בָּ֣גְדוּ בָ֔הּ הָ֥יוּ לָ֖הּ לְאֹיְבִֽים׃</text:span><text:span text:style-name="T9"><text:s/>ס<text:s/></text:span><text:span text:style-name="T10">‬</text:span>‬<text:span text:style-name="T11">3</text:span><text:span text:style-name="T12"> גָּֽלְתָ֨ה יְהוּדָ֤ה מֵעֹ֙נִי֙ וּמֵרֹ֣ב עֲבֹדָ֔ה הִ֚יא יָשְׁבָ֣ה בַגּוֹיִ֔ם לֹ֥א מָצְאָ֖ה מָנ֑וֹחַ כָּל־רֹדְפֶ֥יהָ הִשִּׂיג֖וּהָ בֵּ֥ין הַמְּצָרִֽים׃</text:span><text:span text:style-name="T13"><text:s/>ס<text:s/></text:span><text:span text:style-name="T14">‬</text:span>‬<text:span text:style-name="T15">4</text:span><text:span text:style-name="T16"> דַּרְכֵ֨י צִיּ֜וֹן אֲבֵל֗וֹת מִבְּלִי֙ בָּאֵ֣י מוֹעֵ֔ד כָּל־שְׁעָרֶ֙יהָ֙ שֽׁוֹמֵמִ֔ין כֹּהֲנֶ֖יהָ נֶאֱנָחִ֑ים בְּתוּלֹתֶ֥יהָ נּוּג֖וֹת וְהִ֥יא מַר־לָֽהּ׃</text:span><text:span text:style-name="T17"><text:s/>ס<text:s/></text:span><text:span text:style-name="T18">‬</text:span>‬<text:span text:style-name="T19">5</text:span><text:span text:style-name="T20"> הָי֨וּ צָרֶ֤יהָ לְרֹאשׁ֙ אֹיְבֶ֣יהָ שָׁל֔וּ כִּֽי־יְהוָ֥ה הוֹגָ֖הּ עַ֣ל רֹב־פְּשָׁעֶ֑יהָ עוֹלָלֶ֛יהָ הָלְכ֥וּ שְׁבִ֖י לִפְנֵי־צָֽר׃</text:span><text:span text:style-name="T21"><text:s/>ס<text:s/></text:span><text:span text:style-name="T22">‬</text:span>‬<text:span text:style-name="T23">6</text:span><text:span text:style-name="T24"> וַיֵּצֵ֥א *מן *בת־**מִבַּת־צִיּ֖וֹן כָּל־הֲדָרָ֑הּ הָי֣וּ שָׂרֶ֗יהָ כְּאַיָּלִים֙ לֹא־מָצְא֣וּ מִרְעֶ֔ה וַיֵּלְכ֥וּ בְלֹא־כֹ֖חַ לִפְנֵ֥י רוֹדֵֽף׃</text:span><text:span text:style-name="T25"><text:s/>ס<text:s/></text:span><text:span text:style-name="T26">‬</text:span>‬<text:span text:style-name="T27">7</text:span><text:span text:style-name="T28"> זָֽכְרָ֣ה יְרוּשָׁלִַ֗ם יְמֵ֤י עָנְיָהּ֙ וּמְרוּדֶ֔יהָ כֹּ֚ל מַחֲמֻדֶ֔יהָ אֲשֶׁ֥ר הָי֖וּ מִ֣ימֵי קֶ֑דֶם בִּנְפֹ֧ל עַמָּ֣הּ בְּיַד־צָ֗ר וְאֵ֤ין עוֹזֵר֙ לָ֔הּ רָא֣וּהָ צָרִ֔ים שָׂחֲק֖וּ עַ֥ל מִשְׁבַּתֶּֽהָ׃</text:span><text:span text:style-name="T29"><text:s/>ס<text:s/></text:span><text:span text:style-name="T30">‬</text:span>‬<text:span text:style-name="T31">8</text:span><text:span text:style-name="T32"> חֵ֤טְא חָֽטְאָה֙ יְר֣וּשָׁלִַ֔ם עַל־כֵּ֖ן לְנִידָ֣ה הָיָ֑תָה כָּֽל־מְכַבְּדֶ֤יהָ הִזִּיל֙וּהָ֙ כִּי־רָא֣וּ עֶרְוָתָ֔הּ גַּם־הִ֥יא נֶאֶנְחָ֖ה וַתָּ֥שָׁב אָחֽוֹר׃</text:span><text:span text:style-name="T33"><text:s/>ס<text:s/></text:span><text:span text:style-name="T34">‬</text:span>‬<text:span text:style-name="T35">9</text:span><text:span text:style-name="T36"> טֻמְאָתָ֣הּ בְּשׁוּלֶ֗יהָ לֹ֤א זָֽכְרָה֙ אַחֲרִיתָ֔הּ וַתֵּ֣רֶד פְּלָאִ֔ים אֵ֥ין מְנַחֵ֖ם לָ֑הּ רְאֵ֤ה יְהוָה֙ אֶת־עָנְיִ֔י כִּ֥י הִגְדִּ֖יל אוֹיֵֽב׃</text:span><text:span text:style-name="T37"><text:s/>ס<text:s/></text:span><text:span text:style-name="T38">‬</text:span>‬<text:span text:style-name="T39">10</text:span><text:span text:style-name="T40"> יָדוֹ֙ פָּ֣רַשׂ צָ֔ר עַ֖ל כָּל־מַחֲמַדֶּ֑יהָ כִּֽי־רָאֲתָ֤ה גוֹיִם֙ בָּ֣אוּ מִקְדָּשָׁ֔הּ אֲשֶׁ֣ר צִוִּ֔יתָה לֹא־יָבֹ֥אוּ בַקָּהָ֖ל לָֽךְ׃</text:span><text:span text:style-name="T41"><text:s/>ס<text:s/></text:span><text:span text:style-name="T42">‬</text:span>‬<text:span text:style-name="T43">11</text:span><text:span text:style-name="T44"> כָּל־עַמָּ֤הּ נֶאֱנָחִים֙ מְבַקְשִׁ֣ים לֶ֔חֶם נָתְנ֧וּ *מחמו</text:span><text:span text:style-name="T45">‬‏דיהם **מַחֲמַדֵּיהֶ֛ם בְּאֹ֖כֶל לְהָשִׁ֣יב נָ֑פֶשׁ רְאֵ֤ה יְהוָה֙ וְֽהַבִּ֔יטָה כִּ֥י הָיִ֖יתִי זוֹלֵלָֽה׃</text:span><text:span text:style-name="T46"><text:s/>ס<text:s/></text:span><text:span text:style-name="T47">‬</text:span>‬<text:span text:style-name="T48">12</text:span><text:span text:style-name="T49"> ל֣וֹא אֲלֵיכֶם֮ כָּל־עֹ֣בְרֵי דֶרֶךְ֒ הַבִּ֣יטוּ וּרְא֔וּ אִם־יֵ֤שׁ מַכְאוֹב֙ כְּמַכְאֹבִ֔י אֲשֶׁ֥ר עוֹלַ֖ל לִ֑י אֲשֶׁר֙ הוֹגָ֣ה יְהוָ֔ה בְּי֖וֹם חֲר֥וֹן אַפּֽוֹ׃</text:span><text:span text:style-name="T50"><text:s/>ס<text:s/></text:span><text:span text:style-name="T51">‬</text:span>‬<text:span text:style-name="T52">13</text:span><text:span text:style-name="T53"> מִמָּר֛וֹם שָֽׁלַח־אֵ֥שׁ בְּעַצְמֹתַ֖י וַיִּרְדֶּ֑נָּה פָּרַ֨שׂ רֶ֤שֶׁת לְרַגְלַי֙ הֱשִׁיבַ֣נִי אָח֔וֹר נְתָנַ֙נִי֙ שֹֽׁמֵמָ֔ה כָּל־הַיּ֖וֹם דָּוָֽה׃</text:span><text:span text:style-name="T54"><text:s/>ס<text:s/></text:span><text:span text:style-name="T55">‬</text:span>‬<text:span text:style-name="T56">14</text:span><text:span text:style-name="T57"> נִשְׂקַד֩ עֹ֨ל פְּשָׁעַ֜י בְּיָד֗וֹ יִשְׂתָּֽרְג֛וּ עָל֥וּ עַל־צַוָּארִ֖י הִכְשִׁ֣יל כֹּחִ֑י נְתָנַ֣נִי אֲדֹנָ֔י בִּידֵ֖י לֹא־אוּכַ֥ל קֽוּם׃</text:span><text:span text:style-name="T58"><text:s/>ס<text:s/></text:span><text:span text:style-name="T59">‬</text:span>‬<text:span text:style-name="T60">15</text:span><text:span text:style-name="T61"> סִלָּ֨ה כָל־אַבִּירַ֤י ׀ אֲדֹנָי֙ בְּקִרְבִּ֔י קָרָ֥א עָלַ֛י מוֹעֵ֖ד לִשְׁבֹּ֣ר בַּחוּרָ֑י גַּ֚ת דָּרַ֣ךְ אֲדֹנָ֔י לִבְתוּלַ֖ת בַּת־יְהוּדָֽה׃</text:span><text:span text:style-name="T62"><text:s/>ס<text:s/></text:span><text:span text:style-name="T63">‬</text:span>‬<text:span text:style-name="T64">16</text:span><text:span text:style-name="T65"> עַל־אֵ֣לֶּה ׀ אֲנִ֣י בוֹכִיָּ֗ה עֵינִ֤י ׀ עֵינִי֙ יֹ֣רְדָה מַּ֔יִם כִּֽי־רָחַ֥ק מִמֶּ֛נִּי מְנַחֵ֖ם מֵשִׁ֣יב נַפְשִׁ֑י הָי֤וּ בָנַי֙ שֽׁוֹמֵמִ֔ים כִּ֥י גָבַ֖ר אוֹיֵֽב׃</text:span><text:span text:style-name="T66"><text:s/>ס<text:s/></text:span><text:span text:style-name="T67">‬</text:span>‬<text:span text:style-name="T68">17</text:span><text:span text:style-name="T69"> פֵּֽרְשָׂ֨ה צִיּ֜וֹן בְּיָדֶ֗יהָ אֵ֤ין מְנַחֵם֙ לָ֔הּ צִוָּ֧ה יְהוָ֛ה לְיַעֲקֹ֖ב סְבִיבָ֣יו צָרָ֑יו הָיְתָ֧ה יְרוּשָׁלַ֛͏ִם לְנִדָּ֖ה בֵּינֵיהֶֽם׃</text:span><text:span text:style-name="T70"><text:s/>ס<text:s/></text:span><text:span text:style-name="T71">‬</text:span>‬<text:span text:style-name="T72">18</text:span><text:span text:style-name="T73"> צַדִּ֥יק ה֛וּא יְהוָ֖ה כִּ֣י פִ֣יהוּ מָרִ֑יתִי שִׁמְעוּ־נָ֣א כָל־*עמים **הָֽעַמִּ֗ים וּרְאוּ֙ מַכְאֹבִ֔י בְּתוּלֹתַ֥י וּבַחוּרַ֖י הָלְכ֥וּ בַשֶּֽׁבִי׃</text:span><text:span text:style-name="T74"><text:s/>ס<text:s/></text:span><text:span text:style-name="T75">‬</text:span>‬<text:span text:style-name="T76">19</text:span><text:span text:style-name="T77"> קָרָ֤אתִי לַֽמְאַהֲבַי֙ הֵ֣מָּה רִמּ֔וּנִי כֹּהֲנַ֥י וּזְקֵנַ֖י בָּעִ֣יר גָּוָ֑עוּ כִּֽי־בִקְשׁ֥וּ אֹ֙כֶל֙ לָ֔מוֹ וְיָשִׁ֖יבוּ אֶת־נַפְשָֽׁם׃</text:span><text:span text:style-name="T78"><text:s/>ס<text:s/></text:span><text:span text:style-name="T79">‬</text:span>‬<text:span text:style-name="T80">20</text:span><text:span text:style-name="T81"> רְאֵ֨ה יְהוָ֤ה כִּֽי־צַר־לִי֙ מֵעַ֣י חֳמַרְמָ֔רוּ נֶהְפַּ֤ךְ לִבִּי֙ בְּקִרְבִּ֔י כִּ֥י מָר֖וֹ מָרִ֑יתִי מִח֥וּץ שִׁכְּלָה־חֶ֖רֶב בַּבַּ֥יִת כַּמָּֽוֶת׃</text:span><text:span text:style-name="T82"><text:s/>ס<text:s/></text:span><text:span text:style-name="T83">‬</text:span>‬<text:span text:style-name="T84">21</text:span><text:span text:style-name="T85"> שָׁמְע֞וּ כִּ֧י נֶאֱנָחָ֣ה אָ֗נִי אֵ֤ין מְנַחֵם֙ לִ֔י כָּל־אֹ֨יְבַ֜י שָׁמְע֤וּ רָֽעָתִי֙ שָׂ֔שׂוּ כִּ֥י אַתָּ֖ה עָשִׂ֑יתָ הֵבֵ֥אתָ יוֹם־קָרָ֖אתָ וְיִֽהְי֥וּ כָמֽוֹנִי׃</text:span><text:span text:style-name="T86"><text:s/>ס<text:s/></text:span><text:span text:style-name="T87">‬</text:span>‬<text:span text:style-name="T88">22</text:span><text:span text:style-name="T89"> תָּבֹ֨א כָל־רָעָתָ֤ם לְפָנֶ֙יךָ֙ וְעוֹלֵ֣ל לָ֔מוֹ כַּאֲשֶׁ֥ר עוֹלַ֛לְתָּ לִ֖י עַ֣ל כָּל־פְּשָׁעָ֑י כִּֽי־רַבּ֥וֹת אַנְחֹתַ֖י וְלִבִּ֥י דַוָּֽי׃<text:s/></text:span><text:span text:style-name="T90">פ<text:s/></text:span><text:span text:style-name="T91">‬</text:span>‬‬‬‬‬‬‬‬‬‬‬‬‬‬‬‬‬‬‬‬‬‬</text:p>
      <text:section text:name="Sect1" text:style-name="S1">
        <text:soft-page-break/>
        <text:p text:style-name="P92">Lamentations 2</text:p>
        <text:p text:style-name="P93"><text:span text:style-name="T94">1</text:span><text:span text:style-name="T95"> אֵיכָה֩ יָעִ֨יב בְּאַפּ֤וֹ ׀ אֲדֹנָי֙ אֶת־בַּת־צִיּ֔וֹן הִשְׁלִ֤יךְ מִשָּׁמַ֙יִם֙ אֶ֔רֶץ תִּפְאֶ֖רֶת יִשְׂרָאֵ֑ל וְלֹא־זָכַ֥ר הֲדֹם־רַגְלָ֖יו בְּי֥וֹם אַפּֽוֹ׃</text:span><text:span text:style-name="T96"><text:s/>ס<text:s/></text:span><text:span text:style-name="T97">2</text:span><text:span text:style-name="T98"> בִּלַּ֨ע אֲדֹנָ֜י *לא **וְלֹ֣א חָמַ֗ל אֵ֚ת כָּל־נְא֣וֹת יַעֲקֹ֔ב הָרַ֧ס בְּעֶבְרָת֛וֹ מִבְצְרֵ֥י בַת־יְהוּדָ֖ה הִגִּ֣יעַ לָאָ֑רֶץ חִלֵּ֥ל מַמְלָכָ֖ה וְשָׂרֶֽיהָ׃</text:span><text:span text:style-name="T99"><text:s/>ס<text:s/></text:span><text:span text:style-name="T100">‬</text:span>‬<text:span text:style-name="T101">3</text:span><text:span text:style-name="T102"> גָּדַ֣ע בָּֽחֳרִי אַ֗ף כֹּ֚ל קֶ֣רֶן יִשְׂרָאֵ֔ל הֵשִׁ֥יב אָח֛וֹר יְמִינ֖וֹ מִפְּנֵ֣י אוֹיֵ֑ב וַיִּבְעַ֤ר בְּיַעֲקֹב֙ כְּאֵ֣שׁ לֶֽהָבָ֔ה אָכְלָ֖ה סָבִֽיב׃</text:span><text:span text:style-name="T103"><text:s/>ס<text:s/></text:span><text:span text:style-name="T104">‬</text:span>‬<text:span text:style-name="T105">4</text:span><text:span text:style-name="T106"> דָּרַ֨ךְ קַשְׁתּ֜וֹ כְּאוֹיֵ֗ב נִצָּ֤ב יְמִינוֹ֙ כְּצָ֔ר וַֽיַּהֲרֹ֔ג כֹּ֖ל מַחֲמַדֵּי־עָ֑יִן בְּאֹ֙הֶל֙ בַּת־צִיּ֔וֹן שָׁפַ֥ךְ כָּאֵ֖שׁ חֲמָתֽוֹ׃</text:span><text:span text:style-name="T107"><text:s/>ס<text:s/></text:span><text:span text:style-name="T108">‬</text:span>‬<text:span text:style-name="T109">5</text:span><text:span text:style-name="T110"> הָיָ֨ה אֲדֹנָ֤י ׀ כְּאוֹיֵב֙ בִּלַּ֣ע יִשְׂרָאֵ֔ל בִּלַּע֙ כָּל־אַרְמְנוֹתֶ֔יהָ שִׁחֵ֖ת מִבְצָרָ֑יו וַיֶּ֙רֶב֙ בְּבַת־יְהוּדָ֔ה תַּאֲנִיָּ֖ה וַאֲנִיָּֽה׃</text:span><text:span text:style-name="T111"><text:s/>ס<text:s/></text:span><text:span text:style-name="T112">‬</text:span>‬<text:span text:style-name="T113">6</text:span><text:span text:style-name="T114"> וַיַּחְמֹ֤ס כַּגַּן֙ שֻׂכּ֔וֹ שִׁחֵ֖ת מוֹעֲד֑וֹ שִׁכַּ֨ח יְהוָ֤ה ׀ בְּצִיּוֹן֙ מוֹעֵ֣ד וְשַׁבָּ֔ת וַיִּנְאַ֥ץ בְּזַֽעַם־אַפּ֖וֹ מֶ֥לֶךְ וְכֹהֵֽן׃</text:span><text:span text:style-name="T115"><text:s/>ס<text:s/></text:span><text:span text:style-name="T116">‬</text:span>‬<text:span text:style-name="T117">7</text:span><text:span text:style-name="T118"> זָנַ֨ח אֲדֹנָ֤י ׀ מִזְבְּחוֹ֙ נִאֵ֣ר מִקְדָּשׁ֔וֹ הִסְגִּיר֙ בְּיַד־אוֹיֵ֔ב חוֹמֹ֖ת אַרְמְנוֹתֶ֑יהָ ק֛וֹל נָתְנ֥וּ בְּבֵית־יְהוָ֖ה כְּי֥וֹם מוֹעֵֽד׃</text:span><text:span text:style-name="T119"><text:s/>ס<text:s/></text:span><text:span text:style-name="T120">‬</text:span>‬<text:span text:style-name="T121">8</text:span><text:span text:style-name="T122"> חָשַׁ֨ב יְהוָ֤ה ׀ לְהַשְׁחִית֙ חוֹמַ֣ת בַּת־צִיּ֔וֹן נָ֣טָה קָ֔ו לֹא־הֵשִׁ֥יב יָד֖וֹ מִבַּלֵּ֑עַ וַיּֽ͏ַאֲבֶל־חֵ֥ל וְחוֹמָ֖ה יַחְדָּ֥ו אֻמְלָֽלוּ׃</text:span><text:span text:style-name="T123"><text:s/>ס<text:s/></text:span><text:span text:style-name="T124">‬</text:span>‬<text:span text:style-name="T125">9</text:span><text:span text:style-name="T126"> טָבְע֤וּ בָאָ֙רֶץ֙ שְׁעָרֶ֔יהָ אִבַּ֥ד וְשִׁבַּ֖ר בְּרִיחֶ֑יהָ מַלְכָּ֨הּ וְשָׂרֶ֤יהָ בַגּוֹיִם֙ אֵ֣ין תּוֹרָ֔ה גַּם־נְבִיאֶ֕יהָ לֹא־מָצְא֥וּ חָז֖וֹן מֵיְהוָֽה׃</text:span><text:span text:style-name="T127"><text:s/>ס<text:s/></text:span><text:span text:style-name="T128">‬</text:span>‬<text:span text:style-name="T129">10</text:span><text:span text:style-name="T130"> יֵשְׁב֨וּ לָאָ֤רֶץ יִדְּמוּ֙ זִקְנֵ֣י בַת־צִיּ֔וֹן הֶֽעֱל֤וּ עָפָר֙ עַל־רֹאשָׁ֔ם חָגְר֖וּ שַׂקִּ֑ים הוֹרִ֤ידוּ לָאָ֙רֶץ֙ רֹאשָׁ֔ן בְּתוּלֹ֖ת יְרוּשָׁלָֽ͏ִם׃</text:span><text:span text:style-name="T131"><text:s/>ס<text:s/></text:span><text:span text:style-name="T132">‬</text:span>‬<text:span text:style-name="T133">11</text:span><text:span text:style-name="T134"> כָּל֨וּ בַדְּמָע֤וֹת עֵינַי֙ חֳמַרְמְר֣וּ מֵעַ֔י נִשְׁפַּ֤ךְ לָאָ֙רֶץ֙ כְּבֵדִ֔י עַל־שֶׁ֖בֶר בַּת־עַמִּ֑י בֵּֽעָטֵ֤ף עוֹלֵל֙ וְיוֹנֵ֔ק בִּרְחֹב֖וֹת קִרְיָֽה׃</text:span><text:span text:style-name="T135"><text:s/>ס<text:s/></text:span><text:span text:style-name="T136">‬</text:span>‬<text:span text:style-name="T137">12</text:span><text:span text:style-name="T138"> לְאִמֹּתָם֙ יֹֽאמְר֔וּ אַיֵּ֖ה דָּגָ֣ן וָיָ֑יִן בְּהִֽתְעַטְּפָ֤ם כֶּֽחָלָל֙ בִּרְחֹב֣וֹת עִ֔יר בְּהִשְׁתַּפֵּ֣ךְ נַפְשָׁ֔ם אֶל־חֵ֖יק אִמֹּתָֽם׃</text:span><text:span text:style-name="T139"><text:s/>ס<text:s/></text:span><text:span text:style-name="T140">‬</text:span>‬<text:span text:style-name="T141">13</text:span><text:span text:style-name="T142"> מָֽה־אֲעִידֵ֞ךְ מָ֣ה אֲדַמֶּה־לָּ֗ךְ הַבַּת֙ יְר֣וּשָׁלִַ֔ם מָ֤ה אַשְׁוֶה־לָּךְ֙ וַאֲנַֽחֲמֵ֔ךְ בְּתוּלַ֖ת בַּת־צִיּ֑וֹן כִּֽי־גָד֥וֹל כַּיָּ֛ם שִׁבְרֵ֖ךְ מִ֥י יִרְפָּא־לָֽךְ׃</text:span><text:span text:style-name="T143"><text:s/>ס<text:s/></text:span><text:span text:style-name="T144">‬</text:span>‬<text:span text:style-name="T145">14</text:span><text:span text:style-name="T146"> נְבִיאַ֗יִךְ חָ֤זוּ לָךְ֙ שָׁ֣וְא וְתָפֵ֔ל וְלֹֽא־גִלּ֥וּ עַל־עֲוֺנֵ֖ךְ לְהָשִׁ֣יב *שביתך **שְׁבוּתֵ֑ךְ וַיֶּ֣חֱזוּ לָ֔ךְ מַשְׂא֥וֹת שָׁ֖וְא וּמַדּוּחִֽים׃</text:span><text:span text:style-name="T147"><text:s/>ס<text:s/></text:span><text:span text:style-name="T148">‬</text:span>‬<text:span text:style-name="T149">15</text:span><text:span text:style-name="T150"> סָֽפְק֨וּ עָלַ֤יִךְ כַּפַּ֙יִם֙ כָּל־עֹ֣בְרֵי דֶ֔רֶךְ שָֽׁרְקוּ֙ וַיָּנִ֣עוּ רֹאשָׁ֔ם עַל־בַּ֖ת יְרוּשָׁלָ֑͏ִם הֲזֹ֣את הָעִ֗יר שֶׁיֹּֽאמְרוּ֙ כְּלִ֣ילַת יֹ֔פִי מָשׂ֖וֹשׂ לְכָל־הָאָֽרֶץ׃</text:span><text:span text:style-name="T151"><text:s/>ס<text:s/></text:span><text:span text:style-name="T152">‬</text:span>‬<text:span text:style-name="T153">16</text:span><text:span text:style-name="T154"> פָּצ֨וּ עָלַ֤יִךְ פִּיהֶם֙ כָּל־א֣וֹיְבַ֔יִךְ שָֽׁרְקוּ֙ וַיַּֽחַרְקוּ־שֵׁ֔ן אָמְר֖וּ בִּלָּ֑עְנוּ אַ֣ךְ זֶ֥ה הַיּ֛וֹם שֶׁקִּוִּינֻ֖הוּ מָצָ֥אנוּ רָאִֽינוּ׃</text:span><text:span text:style-name="T155"><text:s/>ס<text:s/></text:span><text:span text:style-name="T156">‬</text:span>‬<text:span text:style-name="T157">17</text:span><text:span text:style-name="T158"> עָשָׂ֨ה יְהוָ֜ה אֲשֶׁ֣ר זָמָ֗ם בִּצַּ֤ע אֶמְרָתוֹ֙ אֲשֶׁ֣ר צִוָּ֣ה מִֽימֵי־קֶ֔דֶם הָרַ֖ס וְלֹ֣א חָמָ֑ל וַיְשַׂמַּ֤ח עָלַ֙יִךְ֙ אוֹיֵ֔ב הֵרִ֖ים קֶ֥רֶן צָרָֽיִךְ׃</text:span><text:span text:style-name="T159"><text:s/>ס<text:s/></text:span><text:span text:style-name="T160">‬</text:span>‬<text:span text:style-name="T161">18</text:span><text:span text:style-name="T162"> צָעַ֥ק לִבָּ֖ם אֶל־אֲדֹנָ֑י חוֹמַ֣ת בַּת־צִ֠יּוֹן הוֹרִ֨ידִי כַנַּ֤חַל דִּמְעָה֙ יוֹמָ֣ם וָלַ֔יְלָה אַֽל־תִּתְּנִ֤י פוּגַת֙ לָ֔ךְ אַל־תִּדֹּ֖ם בַּת־עֵינֵֽךְ׃</text:span><text:span text:style-name="T163"><text:s/>ס<text:s/></text:span><text:span text:style-name="T164">‬</text:span>‬<text:span text:style-name="T165">19</text:span><text:span text:style-name="T166"> ק֣וּמִי ׀ רֹ֣נִּי *בליל **בַלַּ֗יְלָה לְרֹאשׁ֙ אַשְׁמֻר֔וֹת שִׁפְכִ֤י כַמַּ֙יִם֙ לִבֵּ֔ךְ נֹ֖כַח פְּנֵ֣י אֲדֹנָ֑י שְׂאִ֧י אֵלָ֣יו כַּפַּ֗יִךְ עַל־נֶ֙פֶשׁ֙ עֽוֹלָלַ֔יִךְ הָעֲטוּפִ֥ים בְּרָעָ֖ב בְּרֹ֥אשׁ כָּל־חוּצֽוֹת׃</text:span><text:span text:style-name="T167"><text:s/>ס<text:s/></text:span><text:span text:style-name="T168">‬</text:span>‬<text:span text:style-name="T169">20</text:span><text:span text:style-name="T170"> רְאֵ֤ה יְהוָה֙ וְֽהַבִּ֔יטָה לְמִ֖י עוֹלַ֣לְתָּ כֹּ֑ה אִם־תֹּאכַ֨לְנָה נָשִׁ֤ים פִּרְיָם֙ עֹלֲלֵ֣י טִפֻּחִ֔ים אִם־יֵהָרֵ֛ג בְּמִקְדַּ֥שׁ אֲדֹנָ֖י כֹּהֵ֥ן וְנָבִֽיא׃</text:span><text:span text:style-name="T171"><text:s/>ס<text:s/></text:span><text:span text:style-name="T172">‬</text:span>‬<text:span text:style-name="T173">21</text:span><text:span text:style-name="T174"> שָׁכְב֨וּ לָאָ֤רֶץ חוּצוֹת֙ נַ֣עַר וְזָקֵ֔ן בְּתוּלֹתַ֥י<text:s/></text:span><text:soft-page-break/><text:span text:style-name="T175">וּבַחוּרַ֖י נָפְל֣וּ בֶחָ֑רֶב הָרַגְ֙תָּ֙ בְּי֣וֹם אַפֶּ֔ךָ טָבַ֖חְתָּ לֹ֥א חָמָֽלְתָּ׃</text:span><text:span text:style-name="T176"><text:s/>ס<text:s/></text:span><text:span text:style-name="T177">‬</text:span>‬<text:span text:style-name="T178">22</text:span><text:span text:style-name="T179"> תִּקְרָא֩ כְי֨וֹם מוֹעֵ֤ד מְגוּרַי֙ מִסָּבִ֔יב וְלֹ֥א הָיָ֛ה בְּי֥וֹם אַף־יְהוָ֖ה פָּלִ֣יט וְשָׂרִ֑יד אֲשֶׁר־טִפַּ֥חְתִּי וְרִבִּ֖יתִי אֹיְבִ֥י כִלָּֽם׃<text:s/></text:span><text:span text:style-name="T180">פ<text:s/></text:span><text:span text:style-name="T181">‬</text:span>‬‬‬‬‬‬‬‬‬‬‬‬‬‬‬‬‬‬‬‬‬‬</text:p>
      </text:section>
      <text:section text:name="Sect2" text:style-name="S2">
        <text:p text:style-name="P182">Lamentations 3</text:p>
        <text:p text:style-name="P183"><text:span text:style-name="T184">1</text:span><text:span text:style-name="T185"> אֲנִ֤י הַגֶּ֙בֶר֙ רָאָ֣ה עֳנִ֔י בְּשֵׁ֖בֶט עֶבְרָתֽוֹ׃<text:s/></text:span><text:span text:style-name="T186">2</text:span><text:span text:style-name="T187"> אוֹתִ֥י נָהַ֛ג וַיֹּלַ֖ךְ חֹ֥שֶׁךְ וְלֹא־אֽוֹר׃<text:s/></text:span><text:span text:style-name="T188">‬</text:span>‬<text:span text:style-name="T189">3</text:span><text:span text:style-name="T190"> אַ֣ךְ בִּ֥י יָשֻׁ֛ב יַהֲפֹ֥ךְ יָד֖וֹ כָּל־הַיּֽוֹם׃</text:span><text:span text:style-name="T191"><text:s/>ס<text:s/></text:span><text:span text:style-name="T192">‬</text:span>‬<text:span text:style-name="T193">4</text:span><text:span text:style-name="T194"> בִּלָּ֤ה בְשָׂרִי֙ וְעוֹרִ֔י שִׁבַּ֖ר עַצְמוֹתָֽי׃<text:s/></text:span><text:span text:style-name="T195">‬</text:span>‬<text:span text:style-name="T196">5</text:span><text:span text:style-name="T197"> בָּנָ֥ה עָלַ֛י וַיַּקַּ֖ף רֹ֥אשׁ וּתְלָאָֽה׃<text:s/></text:span><text:span text:style-name="T198">‬</text:span>‬<text:span text:style-name="T199">6</text:span><text:span text:style-name="T200"> בְּמַחֲשַׁכִּ֥ים הוֹשִׁיבַ֖נִי כְּמֵתֵ֥י עוֹלָֽם׃</text:span><text:span text:style-name="T201"><text:s/>ס<text:s/></text:span><text:span text:style-name="T202">‬</text:span>‬<text:span text:style-name="T203">7</text:span><text:span text:style-name="T204"> גָּדַ֧ר בַּעֲדִ֛י וְלֹ֥א אֵצֵ֖א הִכְבִּ֥יד נְחָשְׁתִּֽי׃<text:s/></text:span><text:span text:style-name="T205">‬</text:span>‬<text:span text:style-name="T206">8</text:span><text:span text:style-name="T207"> גַּ֣ם כִּ֤י אֶזְעַק֙ וַאֲשַׁוֵּ֔עַ שָׂתַ֖ם תְּפִלָּתִֽי׃<text:s/></text:span><text:span text:style-name="T208">‬</text:span>‬<text:span text:style-name="T209">9</text:span><text:span text:style-name="T210"> גָּדַ֤ר דְּרָכַי֙ בְּגָזִ֔ית נְתִיבֹתַ֖י עִוָּֽה׃</text:span><text:span text:style-name="T211"><text:s/>ס<text:s/></text:span><text:span text:style-name="T212">‬</text:span>‬<text:span text:style-name="T213">10</text:span><text:span text:style-name="T214"> דֹּ֣ב אֹרֵ֥ב הוּא֙ לִ֔י *אריה **אֲרִ֖י בְּמִסְתָּרִֽים׃<text:s/></text:span><text:span text:style-name="T215">‬</text:span>‬<text:span text:style-name="T216">11</text:span><text:span text:style-name="T217"> דְּרָכַ֥י סוֹרֵ֛ר וַֽיְפַשְּׁחֵ֖נִי שָׂמַ֥נִי שֹׁמֵֽם׃<text:s/></text:span><text:span text:style-name="T218">‬</text:span>‬<text:span text:style-name="T219">12</text:span><text:span text:style-name="T220"> דָּרַ֤ךְ קַשְׁתוֹ֙ וַיַּצִּיבֵ֔נִי כַּמַּטָּרָ֖א לַחֵֽץ׃</text:span><text:span text:style-name="T221"><text:s/>ס<text:s/></text:span><text:span text:style-name="T222">‬</text:span>‬<text:span text:style-name="T223">13</text:span><text:span text:style-name="T224"> הֵבִיא֙ בְּכִלְיוֹתָ֔י בְּנֵ֖י אַשְׁפָּתֽוֹ׃<text:s/></text:span><text:span text:style-name="T225">‬</text:span>‬<text:span text:style-name="T226">14</text:span><text:span text:style-name="T227"> הָיִ֤יתִי שְּׂחֹק֙ לְכָל־עַמִּ֔י נְגִינָתָ֖ם כָּל־הַיּֽוֹם׃<text:s/></text:span><text:span text:style-name="T228">‬</text:span>‬<text:span text:style-name="T229">15</text:span><text:span text:style-name="T230"> הִשְׂבִּיעַ֥נִי בַמְּרוֹרִ֖ים הִרְוַ֥נִי לַעֲנָֽה׃</text:span><text:span text:style-name="T231"><text:s/>ס<text:s/></text:span><text:span text:style-name="T232">‬</text:span>‬<text:span text:style-name="T233">16</text:span><text:span text:style-name="T234"> וַיַּגְרֵ֤ס בֶּֽחָצָץ֙ שִׁנָּ֔י הִכְפִּישַׁ֖נִי בָּאֵֽפֶר׃<text:s/></text:span><text:span text:style-name="T235">‬</text:span>‬<text:span text:style-name="T236">17</text:span><text:span text:style-name="T237"> וַתִּזְנַ֧ח מִשָּׁל֛וֹם נַפְשִׁ֖י נָשִׁ֥יתִי טוֹבָֽה׃<text:s/></text:span><text:span text:style-name="T238">‬</text:span>‬<text:span text:style-name="T239">18</text:span><text:span text:style-name="T240"> וָאֹמַר֙ אָבַ֣ד נִצְחִ֔י וְתוֹחַלְתִּ֖י מֵיְהוָֽה׃</text:span><text:span text:style-name="T241"><text:s/>ס<text:s/></text:span><text:span text:style-name="T242">‬</text:span>‬<text:span text:style-name="T243">19</text:span><text:span text:style-name="T244"> זְכָר־עָנְיִ֥י וּמְרוּדִ֖י לַעֲנָ֥ה וָרֹֽאשׁ׃<text:s/></text:span><text:span text:style-name="T245">‬</text:span>‬<text:span text:style-name="T246">20</text:span><text:span text:style-name="T247"> זָכ֣וֹר תִּזְכּ֔וֹר *ותשיח **וְתָשׁ֥וֹחַ עָלַ֖י נַפְשִֽׁי׃<text:s/></text:span><text:span text:style-name="T248">‬</text:span>‬<text:span text:style-name="T249">21</text:span><text:span text:style-name="T250"> זֹ֛את אָשִׁ֥יב אֶל־לִבִּ֖י עַל־כֵּ֥ן אוֹחִֽיל׃</text:span><text:span text:style-name="T251"><text:s/>ס<text:s/></text:span><text:span text:style-name="T252">‬</text:span>‬<text:span text:style-name="T253">22</text:span><text:span text:style-name="T254"> חַֽסְדֵ֤י יְהוָה֙ כִּ֣י לֹא־תָ֔מְנוּ כִּ֥י לֹא־כָל֖וּ רַחֲמָֽיו׃<text:s/></text:span><text:span text:style-name="T255">‬</text:span>‬<text:span text:style-name="T256">23</text:span><text:span text:style-name="T257"> חֲדָשִׁים֙ לַבְּקָרִ֔ים רַבָּ֖ה אֱמוּנָתֶֽךָ׃<text:s/></text:span><text:span text:style-name="T258">‬</text:span>‬<text:span text:style-name="T259">24</text:span><text:span text:style-name="T260"> חֶלְקִ֤י יְהוָה֙ אָמְרָ֣ה נַפְשִׁ֔י עַל־כֵּ֖ן אוֹחִ֥יל לֽוֹ׃</text:span><text:span text:style-name="T261"><text:s/>ס<text:s/></text:span><text:span text:style-name="T262">‬</text:span>‬<text:span text:style-name="T263">25</text:span><text:span text:style-name="T264"> ט֤וֹב יְהוָה֙ לְקֹוָ֔ו לְנֶ֖פֶשׁ תִּדְרְשֶֽׁנּוּ׃<text:s/></text:span><text:span text:style-name="T265">‬</text:span>‬<text:span text:style-name="T266">26</text:span><text:span text:style-name="T267"> ט֤וֹב וְיָחִיל֙ וְדוּמָ֔ם לִתְשׁוּעַ֖ת יְהוָֽה׃<text:s/></text:span><text:span text:style-name="T268">‬</text:span>‬<text:span text:style-name="T269">27</text:span><text:span text:style-name="T270"> ט֣וֹב לַגֶּ֔בֶר כִּֽי־יִשָּׂ֥א עֹ֖ל בִּנְעוּרָֽיו׃</text:span><text:span text:style-name="T271"><text:s/>ס<text:s/></text:span><text:span text:style-name="T272">‬</text:span>‬<text:span text:style-name="T273">28</text:span><text:span text:style-name="T274"> יֵשֵׁ֤ב בָּדָד֙ וְיִדֹּ֔ם כִּ֥י נָטַ֖ל עָלָֽיו׃<text:s/></text:span><text:span text:style-name="T275">‬</text:span>‬<text:span text:style-name="T276">29</text:span><text:span text:style-name="T277"> יִתֵּ֤ן בֶּֽעָפָר֙ פִּ֔יהוּ אוּלַ֖י יֵ֥שׁ תִּקְוָֽה׃<text:s/></text:span><text:span text:style-name="T278">‬</text:span>‬<text:span text:style-name="T279">30</text:span><text:span text:style-name="T280"> יִתֵּ֧ן לְמַכֵּ֛הוּ לֶ֖חִי יִשְׂבַּ֥ע בְּחֶרְפָּֽה׃</text:span><text:span text:style-name="T281"><text:s/>ס<text:s/></text:span><text:span text:style-name="T282">‬</text:span>‬<text:span text:style-name="T283">31</text:span><text:span text:style-name="T284"> כִּ֣י לֹ֥א יִזְנַ֛ח לְעוֹלָ֖ם אֲדֹנָֽי׃<text:s/></text:span><text:span text:style-name="T285">‬</text:span>‬<text:span text:style-name="T286">32</text:span><text:span text:style-name="T287"> כִּ֣י אִם־הוֹגָ֔ה וְרִחַ֖ם כְּרֹ֥ב *חסדו **חֲסָדָֽיו׃<text:s/></text:span><text:span text:style-name="T288">‬</text:span>‬<text:span text:style-name="T289">33</text:span><text:span text:style-name="T290"> כִּ֣י לֹ֤א עִנָּה֙ מִלִבּ֔וֹ וַיַּגֶּ֖ה בְ</text:span><text:span text:style-name="T291">‬‏נֵי־אִֽישׁ׃</text:span><text:span text:style-name="T292"><text:s/>ס<text:s/></text:span><text:span text:style-name="T293">‬</text:span>‬<text:span text:style-name="T294">34</text:span><text:span text:style-name="T295"> לְדַכֵּא֙ תַּ֣חַת רַגְלָ֔יו כֹּ֖ל אֲסִ֥ירֵי אָֽרֶץ׃<text:s/></text:span><text:span text:style-name="T296">‬</text:span>‬<text:span text:style-name="T297">35</text:span><text:span text:style-name="T298"> לְהַטּוֹת֙ מִשְׁפַּט־גָּ֔בֶר נֶ֖גֶד פְּנֵ֥י עֶלְיֽוֹן׃<text:s/></text:span><text:span text:style-name="T299">‬</text:span>‬<text:span text:style-name="T300">36</text:span><text:span text:style-name="T301"> לְעַוֵּ֤ת אָדָם֙ בְּרִיב֔וֹ אֲדֹנָ֖י לֹ֥א רָאָֽה׃</text:span><text:span text:style-name="T302"><text:s/>ס<text:s/></text:span><text:span text:style-name="T303">‬</text:span>‬<text:span text:style-name="T304">37</text:span><text:span text:style-name="T305"> מִ֣י זֶ֤ה אָמַר֙ וַתֶּ֔הִי אֲדֹנָ֖י לֹ֥א צִוָּֽה׃<text:s/></text:span><text:span text:style-name="T306">‬</text:span>‬<text:span text:style-name="T307">38</text:span><text:span text:style-name="T308"> מִפִּ֤י עֶלְיוֹן֙ לֹ֣א תֵצֵ֔א הָרָע֖וֹת וְהַטּֽוֹב׃<text:s/></text:span><text:span text:style-name="T309">‬</text:span>‬<text:span text:style-name="T310">39</text:span><text:span text:style-name="T311"> מַה־יִּתְאוֹנֵן֙ אָדָ֣ם חָ֔י גֶּ֖בֶר עַל־*חטאו **חֲטָאָֽיו׃</text:span><text:span text:style-name="T312"><text:s/>ס<text:s/></text:span><text:span text:style-name="T313">‬</text:span>‬<text:span text:style-name="T314">40</text:span><text:span text:style-name="T315"> נַחְפְּשָׂ֤ה דְרָכֵ֙ינוּ֙ וְֽנַחְקֹ֔רָה וְנָשׁ֖וּבָה עַד־יְהוָֽה׃<text:s/></text:span><text:span text:style-name="T316">‬</text:span>‬<text:span text:style-name="T317">41</text:span><text:span text:style-name="T318"> נִשָּׂ֤א לְבָבֵ֙נוּ֙ אֶל־כַּפָּ֔יִם אֶל־אֵ֖ל בַּשָּׁמָֽיִם׃<text:s/></text:span><text:span text:style-name="T319">‬</text:span>‬<text:span text:style-name="T320">42</text:span><text:span text:style-name="T321"> נַ֤חְנוּ פָשַׁ֙עְנוּ֙ וּמָרִ֔ינוּ אַתָּ֖ה לֹ֥א סָלָֽחְתָּ׃</text:span><text:span text:style-name="T322"><text:s/>ס<text:s/></text:span><text:span text:style-name="T323">‬</text:span>‬<text:span text:style-name="T324">43</text:span><text:span text:style-name="T325"> סַכֹּ֤תָה בָאַף֙ וַֽתִּרְדְּפֵ֔נוּ הָרַ֖גְתָּ לֹ֥א חָמָֽלְתָּ׃<text:s/></text:span><text:span text:style-name="T326">‬</text:span>‬<text:span text:style-name="T327">44</text:span><text:span text:style-name="T328"> סַכּ֤וֹתָה בֶֽעָנָן֙ לָ֔ךְ מֵעֲב֖וֹר תְּפִלָּֽה׃<text:s/></text:span><text:span text:style-name="T329">‬</text:span>‬<text:span text:style-name="T330">45</text:span><text:span text:style-name="T331"> סְחִ֧י וּמָא֛וֹס תְּשִׂימֵ֖נוּ בְּקֶ֥רֶב הָעַמִּֽים׃</text:span><text:span text:style-name="T332"><text:s/>ס<text:s/></text:span><text:span text:style-name="T333">‬</text:span>‬<text:span text:style-name="T334">46</text:span><text:span text:style-name="T335"> פָּצ֥וּ עָלֵ֛ינוּ פִּיהֶ֖ם כָּל־אֹיְבֵֽינוּ׃<text:s/></text:span><text:span text:style-name="T336">‬</text:span>‬<text:span text:style-name="T337">47</text:span><text:span text:style-name="T338"> פַּ֧חַד וָפַ֛חַת הָ֥יָה לָ֖נוּ הַשֵּׁ֥את וְהַשָּֽׁבֶר׃<text:s/></text:span><text:span text:style-name="T339">‬</text:span>‬<text:span text:style-name="T340">48</text:span><text:span text:style-name="T341"> פַּלְגֵי־מַ֙יִם֙ תֵּרַ֣ד עֵינִ֔י עַל־שֶׁ֖בֶר בַּת־עַמִּֽי׃</text:span><text:span text:style-name="T342"><text:s/>ס<text:s/></text:span><text:span text:style-name="T343">‬</text:span>‬<text:span text:style-name="T344">49</text:span><text:span text:style-name="T345"> עֵינִ֧י נִגְּרָ֛ה וְלֹ֥א תִדְמֶ֖ה מֵאֵ֥ין הֲפֻגֽוֹת׃<text:s/></text:span><text:span text:style-name="T346">‬</text:span>‬<text:span text:style-name="T347">50</text:span><text:span text:style-name="T348"> עַד־יַשְׁקִ֣יף וְיֵ֔רֶא יְהוָ֖ה מִשָּׁמָֽיִם׃<text:s/></text:span><text:span text:style-name="T349">‬</text:span>‬<text:span text:style-name="T350">51</text:span><text:span text:style-name="T351"> עֵינִי֙ עֽוֹלְלָ֣ה לְנַפְשִׁ֔י מִכֹּ֖ל בְּנ֥וֹת עִירִֽי׃</text:span><text:span text:style-name="T352"><text:s/>ס<text:s/></text:span><text:span text:style-name="T353">‬</text:span>‬<text:span text:style-name="T354">52</text:span><text:span text:style-name="T355"> צ֥וֹד צָד֛וּנִי כַּצִּפּ֖וֹר אֹיְבַ֥י חִנָּֽם׃<text:s/></text:span><text:span text:style-name="T356">‬</text:span>‬<text:span text:style-name="T357">53</text:span><text:span text:style-name="T358"> צָֽמְת֤וּ בַבּוֹר֙ חַיָּ֔י וַיַּדּוּ־אֶ֖בֶן בִּֽי׃<text:s/></text:span><text:span text:style-name="T359">‬</text:span>‬<text:span text:style-name="T360">54</text:span><text:span text:style-name="T361"> צָֽפוּ־מַ֥יִם עַל־רֹאשִׁ֖י אָמַ֥רְתִּי נִגְזָֽרְתִּי׃</text:span><text:span text:style-name="T362"><text:s/>ס<text:s/></text:span><text:span text:style-name="T363">‬</text:span>‬<text:span text:style-name="T364">55</text:span><text:span text:style-name="T365"> קָרָ֤אתִי שִׁמְךָ֙ יְהוָ֔ה מִבּ֖וֹר תַּחְתִּיּֽוֹת׃<text:s/></text:span><text:span text:style-name="T366">‬</text:span>‬<text:span text:style-name="T367">56</text:span><text:span text:style-name="T368"> קוֹלִ֖י שָׁמָ֑עְתָּ<text:s/></text:span><text:soft-page-break/><text:span text:style-name="T369">אַל־תַּעְלֵ֧ם אָזְנְךָ֛ לְרַוְחָתִ֖י לְשַׁוְעָתִֽי׃<text:s/></text:span><text:span text:style-name="T370">‬</text:span>‬<text:span text:style-name="T371">57</text:span><text:span text:style-name="T372"> קָרַ֙בְתָּ֙ בְּי֣וֹם אֶקְרָאֶ֔ךָּ אָמַ֖רְתָּ אַל־תִּירָֽא׃</text:span><text:span text:style-name="T373"><text:s/>ס<text:s/></text:span><text:span text:style-name="T374">‬</text:span>‬<text:span text:style-name="T375">58</text:span><text:span text:style-name="T376"> רַ֧בְתָּ אֲדֹנָ֛י רִיבֵ֥י נַפְשִׁ֖י גָּאַ֥לְתָּ חַיָּֽי׃<text:s/></text:span><text:span text:style-name="T377">‬</text:span>‬<text:span text:style-name="T378">59</text:span><text:span text:style-name="T379"> רָאִ֤יתָה יְהוָה֙ עַוָּ֣תָתִ֔י שָׁפְטָ֖ה מִשְׁפָּטִֽי׃<text:s/></text:span><text:span text:style-name="T380">‬</text:span>‬<text:span text:style-name="T381">60</text:span><text:span text:style-name="T382"> רָאִ֙יתָה֙ כָּל־נִקְמָתָ֔ם כָּל־מַחְשְׁבֹתָ֖ם לִֽי׃</text:span><text:span text:style-name="T383"><text:s/>ס<text:s/></text:span><text:span text:style-name="T384">‬</text:span>‬<text:span text:style-name="T385">61</text:span><text:span text:style-name="T386"> שָׁמַ֤עְתָּ חֶרְפָּתָם֙ יְהוָ֔ה כָּל־מַחְשְׁבֹתָ֖ם עָלָֽי׃<text:s/></text:span><text:span text:style-name="T387">‬</text:span>‬<text:span text:style-name="T388">62</text:span><text:span text:style-name="T389"> שִׂפְתֵ֤י קָמַי֙ וְהֶגְיוֹנָ֔ם עָלַ֖י כָּל־הַיּֽוֹם׃<text:s/></text:span><text:span text:style-name="T390">‬</text:span>‬<text:span text:style-name="T391">63</text:span><text:span text:style-name="T392"> שִׁבְתָּ֤ם וְקִֽימָתָם֙ הַבִּ֔יטָה אֲנִ֖י מַנְגִּינָתָֽם׃</text:span><text:span text:style-name="T393"><text:s/>ס<text:s/></text:span><text:span text:style-name="T394">‬</text:span>‬<text:span text:style-name="T395">64</text:span><text:span text:style-name="T396"> תָּשִׁ֨יב לָהֶ֥ם גְּמ֛וּל יְהוָ֖ה כְּמַעֲשֵׂ֥ה יְדֵיהֶֽם׃<text:s/></text:span><text:span text:style-name="T397">‬</text:span>‬<text:span text:style-name="T398">65</text:span><text:span text:style-name="T399"> תִּתֵּ֤ן לָהֶם֙ מְגִנַּת־לֵ֔ב תַּאֲלָֽתְךָ֖ לָהֶֽם׃<text:s/></text:span><text:span text:style-name="T400">‬</text:span>‬<text:span text:style-name="T401">66</text:span><text:span text:style-name="T402"> תִּרְדֹּ֤ף בְּאַף֙ וְתַשְׁמִידֵ֔ם מִתַּ֖חַת שְׁמֵ֥י יְהוָֽה׃<text:s/></text:span><text:span text:style-name="T403">פ<text:s/></text:span><text:span text:style-name="T404">‬</text:span>‬‬‬‬‬‬‬‬‬‬‬‬‬‬‬‬‬‬‬‬‬‬‬‬‬‬‬‬‬‬‬‬‬‬‬‬‬‬‬‬‬‬‬‬‬‬‬‬‬‬‬‬‬‬‬‬‬‬‬‬‬‬‬‬‬‬</text:p>
      </text:section>
      <text:section text:name="Sect3" text:style-name="S3">
        <text:p text:style-name="P405">Lamentations 4</text:p>
        <text:p text:style-name="P406"><text:span text:style-name="T407">1</text:span><text:span text:style-name="T408"> אֵיכָה֙ יוּעַ֣ם זָהָ֔ב יִשְׁנֶ֖א הַכֶּ֣תֶם הַטּ֑וֹב תִּשְׁתַּפֵּ֙כְנָה֙ אַבְנֵי־קֹ֔דֶשׁ בְּרֹ֖אשׁ כָּל־חוּצֽוֹת׃</text:span><text:span text:style-name="T409"><text:s/>ס<text:s/></text:span><text:span text:style-name="T410">‬</text:span>‬‬<text:span text:style-name="T411">2</text:span><text:span text:style-name="T412"> בְּנֵ֤י צִיּוֹן֙ הַיְקָרִ֔ים הַמְסֻלָּאִ֖ים בַּפָּ֑ז אֵיכָ֤ה נֶחְשְׁבוּ֙ לְנִבְלֵי־חֶ֔רֶשׂ מַעֲשֵׂ֖ה יְדֵ֥י יוֹצֵֽר׃</text:span><text:span text:style-name="T413"><text:s/>ס<text:s/></text:span><text:span text:style-name="T414">‬</text:span>‬<text:span text:style-name="T415">3</text:span><text:span text:style-name="T416"> גַּם־*תנין **תַּנִּים֙ חָ֣לְצוּ שַׁ֔ד הֵינִ֖יקוּ גּוּרֵיהֶ֑ן בַּת־עַמִּ֣י לְאַכְזָ֔ר *כי *ענים **כַּיְעֵנִ֖ים בַּמִּדְבָּֽר׃</text:span><text:span text:style-name="T417"><text:s/>ס<text:s/></text:span><text:span text:style-name="T418">‬</text:span>‬<text:span text:style-name="T419">4</text:span><text:span text:style-name="T420"> דָּבַ֨ק לְשׁ֥וֹן יוֹנֵ֛ק אֶל־חִ</text:span><text:span text:style-name="T421">‬‏כּ֖וֹ בַּצָּמָ֑א עֽוֹלָלִים֙ שָׁ֣אֲלוּ לֶ֔חֶם פֹּרֵ֖שׂ אֵ֥ין לָהֶֽם׃</text:span><text:span text:style-name="T422"><text:s/>ס<text:s/></text:span><text:span text:style-name="T423">‬</text:span>‬<text:span text:style-name="T424">5</text:span><text:span text:style-name="T425"> הָאֹֽכְלִים֙ לְמַ֣עֲדַנִּ֔ים נָשַׁ֖מּוּ בַּחוּצ֑וֹת הָאֱמֻנִים֙ עֲלֵ֣י תוֹלָ֔ע חִבְּק֖וּ אַשְׁפַּתּֽוֹת׃</text:span><text:span text:style-name="T426"><text:s/>ס<text:s/></text:span><text:span text:style-name="T427">‬</text:span>‬<text:span text:style-name="T428">6</text:span><text:span text:style-name="T429"> וַיִּגְדַּל֙ עֲוֺ֣ן בַּת־עַמִּ֔י מֵֽחַטַּ֖את סְדֹ֑ם הַֽהֲפוּכָ֣ה כְמוֹ־רָ֔גַע וְלֹא־חָ֥לוּ בָ֖הּ יָדָֽיִם׃</text:span><text:span text:style-name="T430"><text:s/>ס<text:s/></text:span><text:span text:style-name="T431">‬</text:span>‬<text:span text:style-name="T432">7</text:span><text:span text:style-name="T433"> זַכּ֤וּ נְזִירֶ֙יהָ֙ מִשֶּׁ֔</text:span><text:span text:style-name="T434">‬‏לֶג צַח֖וּ מֵחָלָ֑ב אָ֤דְמוּ עֶ֙צֶם֙ מִפְּנִינִ֔ים סַפִּ֖יר גִּזְרָתָֽם׃</text:span><text:span text:style-name="T435"><text:s/>ס<text:s/></text:span><text:span text:style-name="T436">‬</text:span>‬<text:span text:style-name="T437">8</text:span><text:span text:style-name="T438"> חָשַׁ֤ךְ מִשְּׁחוֹר֙ תָּֽאֳרָ֔ם לֹ֥א נִכְּר֖וּ בַּחוּצ֑וֹת צָפַ֤ד עוֹרָם֙ עַל־עַצְמָ֔ם יָבֵ֖שׁ הָיָ֥ה כָעֵֽץ׃</text:span><text:span text:style-name="T439"><text:s/>ס<text:s/></text:span><text:span text:style-name="T440">‬</text:span>‬<text:span text:style-name="T441">9</text:span><text:span text:style-name="T442"> טוֹבִ֤ים הָיוּ֙ חַלְלֵי־חֶ֔רֶב מֵֽחַלְלֵ֖י רָעָ֑ב שֶׁ֣הֵ֤ם יָז֙וּבוּ֙ מְדֻקָּרִ֔ים מִתְּנוּבֹ֖ת שָׂדָֽי׃</text:span><text:span text:style-name="T443"><text:s/>ס<text:s/></text:span><text:span text:style-name="T444">‬</text:span>‬<text:span text:style-name="T445">10</text:span><text:span text:style-name="T446"> יְדֵ֗י נָשִׁים֙ רַחֲמָ֣נִיּ֔וֹת בִּשְּׁל֖וּ יַלְדֵיהֶ֑ן הָי֤וּ לְבָרוֹת֙ לָ֔מוֹ בְּשֶׁ֖בֶר בַּת־עַמִּֽי׃</text:span><text:span text:style-name="T447"><text:s/>ס<text:s/></text:span><text:span text:style-name="T448">‬</text:span>‬<text:span text:style-name="T449">11</text:span><text:span text:style-name="T450"> כִּלָּ֤ה יְהוָה֙ אֶת־חֲמָת֔וֹ שָׁפַ֖ךְ חֲר֣וֹן אַפּ֑וֹ וַיַּצֶּת־אֵ֣שׁ בְּצִיּ֔וֹן וַתֹּ֖אכַל יְסוֹדֹתֶֽיהָ׃</text:span><text:span text:style-name="T451"><text:s/>ס<text:s/></text:span><text:span text:style-name="T452">‬</text:span>‬<text:span text:style-name="T453">12</text:span><text:span text:style-name="T454"> לֹ֤א הֶאֱמִ֙ינוּ֙ מַלְכֵי־אֶ֔רֶץ *וכל **כֹּ֖ל יֹשְׁבֵ֣י תֵבֵ֑ל כִּ֤י יָבֹא֙ צַ֣ר וְאוֹיֵ֔ב בְּשַׁעֲרֵ֖י יְרוּשָׁלָֽ͏ִם׃</text:span><text:span text:style-name="T455"><text:s/>ס<text:s/></text:span><text:span text:style-name="T456">‬</text:span>‬<text:span text:style-name="T457">13</text:span><text:span text:style-name="T458"> מֵֽחַטֹּ֣את נְבִיאֶ֔יהָ עֲוֺנ֖וֹת כֹּהֲנֶ֑יהָ הַשֹּׁפְכִ֥ים בְּקִרְבָּ֖הּ דַּ֥ם צַדִּיקִֽים׃</text:span><text:span text:style-name="T459"><text:s/>ס<text:s/></text:span><text:span text:style-name="T460">‬</text:span>‬<text:span text:style-name="T461">14</text:span><text:span text:style-name="T462"> נָע֤וּ עִוְרִים֙ בַּֽחוּצ֔וֹת נְגֹֽאֲל֖וּ בַּדָּ֑ם בְּלֹ֣א יֽוּכְל֔וּ יִגְּע֖וּ בִּלְבֻשֵׁיהֶֽם׃</text:span><text:span text:style-name="T463"><text:s/>ס<text:s/></text:span><text:span text:style-name="T464">‬</text:span>‬<text:span text:style-name="T465">15</text:span><text:span text:style-name="T466"> ס֣וּרוּ טָמֵ֞א קָ֣רְאוּ לָ֗מוֹ ס֤וּרוּ ס֙וּרוּ֙ אַל־תִּגָּ֔עוּ כִּ֥י נָצ֖וּ גַּם־נָ֑עוּ אָֽמְרוּ֙ בַּגּוֹיִ֔ם לֹ֥א יוֹסִ֖יפוּ לָגֽוּר׃</text:span><text:span text:style-name="T467"><text:s/>ס<text:s/></text:span><text:span text:style-name="T468">‬</text:span>‬<text:span text:style-name="T469">16</text:span><text:span text:style-name="T470"> פְּנֵ֤י יְהוָה֙ חִלְּקָ֔ם לֹ֥א יוֹסִ֖יף לְהַבִּיטָ֑ם פְּנֵ֤י כֹהֲנִים֙ לֹ֣א נָשָׂ֔אוּ *זקנים **וזְקֵנִ֖ים לֹ֥א חָנָֽנוּ׃</text:span><text:span text:style-name="T471"><text:s/>ס<text:s/></text:span><text:span text:style-name="T472">‬</text:span>‬<text:span text:style-name="T473">17</text:span><text:span text:style-name="T474"> *עודינה **עוֹדֵ֙ינוּ֙ תִּכְלֶ֣ינָה עֵינֵ֔ינוּ אֶל־עֶזְרָתֵ֖נוּ הָ֑בֶל בְּצִפִּיָּתֵ֣נוּ צִפִּ֔ינוּ אֶל־גּ֖וֹי לֹ֥א יוֹשִֽׁעַ׃</text:span><text:span text:style-name="T475"><text:s/>ס<text:s/></text:span><text:span text:style-name="T476">‬</text:span>‬<text:span text:style-name="T477">18</text:span><text:span text:style-name="T478"> צָד֣וּ צְעָדֵ֔ינוּ מִלֶּ֖כֶת בִּרְחֹבֹתֵ֑ינוּ קָרַ֥ב קִצֵּ֛ינוּ מָלְא֥וּ יָמֵ֖ינוּ כִּי־בָ֥א קִצֵּֽינוּ׃</text:span><text:span text:style-name="T479"><text:s/>ס<text:s/></text:span><text:span text:style-name="T480">‬</text:span>‬<text:span text:style-name="T481">19</text:span><text:span text:style-name="T482"> קַלִּ֤ים הָיוּ֙ רֹדְפֵ֔ינוּ מִנִּשְׁרֵ֖י שָׁמָ֑יִם עַל־הֶהָרִ֣ים דְּלָקֻ֔נוּ בַּמִּדְבָּ֖ר אָ֥רְבוּ לָֽנוּ׃</text:span><text:span text:style-name="T483"><text:s/>ס<text:s/></text:span><text:span text:style-name="T484">‬</text:span>‬<text:span text:style-name="T485">20</text:span><text:span text:style-name="T486"> ר֤וּחַ אַפֵּ֙ינוּ֙ מְשִׁ֣יחַ יְהוָ֔ה נִלְכַּ֖ד בִּשְׁחִיתוֹתָ֑ם אֲשֶׁ֣ר אָמַ֔רְנוּ בְּצִלּ֖וֹ נִֽחְיֶ֥ה בַגּוֹיִֽם׃</text:span><text:span text:style-name="T487"><text:s/>ס<text:s/></text:span><text:span text:style-name="T488">‬</text:span>‬<text:span text:style-name="T489">21</text:span><text:span text:style-name="T490"> שִׂ֤ישִׂי וְשִׂמְחִי֙ בַּת־אֱד֔וֹם *יושבתי **יוֹשֶׁ֖בֶת בְּאֶ֣רֶץ ע֑וּץ גַּם־עָלַ֙יִךְ֙ תַּעֲבָר־כּ֔וֹס תִּשְׁכְּרִ֖י וְתִתְעָרִֽי׃</text:span><text:span text:style-name="T491"><text:s/>ס<text:s/></text:span><text:span text:style-name="T492">‬</text:span>‬<text:span text:style-name="T493">22</text:span><text:span text:style-name="T494"> תַּם־עֲוֺנֵךְ֙ בַּת־צִיּ֔וֹן לֹ֥א יוֹסִ֖יף לְהַגְלוֹתֵ֑ךְ פָּקַ֤ד עֲוֺנֵךְ֙ בַּת־אֱד֔וֹם גִּלָּ֖ה עַל־חַטֹּאתָֽיִךְ׃<text:s/></text:span><text:span text:style-name="T495">פ<text:s/></text:span><text:span text:style-name="T496">‬</text:span>‬‬‬‬‬‬‬‬‬‬‬‬‬‬‬‬‬‬‬‬‬‬</text:p>
      </text:section>
      <text:section text:name="Sect4" text:style-name="S4">
        <text:soft-page-break/>
        <text:p text:style-name="P497">Lamentations 5</text:p>
        <text:p text:style-name="P498"><text:span text:style-name="T499">1</text:span><text:span text:style-name="T500"> זְכֹ֤ר יְהוָה֙ מֶֽה־הָ֣יָה לָ֔נוּ *הביט **הַבִּ֖יטָה וּרְאֵ֥ה אֶת־חֶרְפָּתֵֽנוּ׃<text:s/></text:span><text:span text:style-name="T501">‬</text:span>‬‬<text:span text:style-name="T502">2</text:span><text:span text:style-name="T503"> נַחֲלָתֵ֙נוּ֙ נֶֽהֶפְכָ֣ה לְזָרִ֔ים בָּתֵּ֖ינוּ לְנָכְרִֽים׃<text:s/></text:span><text:span text:style-name="T504">‬</text:span>‬<text:span text:style-name="T505">3</text:span><text:span text:style-name="T506"> יְתוֹמִ֤ים הָיִ֙ינוּ֙ *אין **וְאֵ֣ין אָ֔ב אִמֹּתֵ֖ינוּ כְּאַלְמָנֽוֹת׃<text:s/></text:span><text:span text:style-name="T507">‬</text:span>‬<text:span text:style-name="T508">4</text:span><text:span text:style-name="T509"> מֵימֵ֙ינוּ֙ בְּכֶ֣סֶף שָׁתִ֔ינוּ עֵצֵ֖ינוּ בִּמְחִ֥יר יָבֹֽאוּ׃<text:s/></text:span><text:span text:style-name="T510">‬</text:span>‬<text:span text:style-name="T511">5</text:span><text:span text:style-name="T512"> עַ֤ל צַוָּארֵ֙נוּ֙ נִרְדָּ֔פְנוּ יָגַ֖עְנוּ *לא **וְלֹ֥א הֽוּנַ֖ח לָֽנוּ׃<text:s/></text:span><text:span text:style-name="T513">‬</text:span>‬<text:span text:style-name="T514">6</text:span><text:span text:style-name="T515"> מִצְרַ֙יִם֙ נָתַ֣נּוּ יָ֔ד אַשּׁ֖וּר לִשְׂבֹּ֥עַֽ לָֽחֶם׃<text:s/></text:span><text:span text:style-name="T516">‬</text:span>‬<text:span text:style-name="T517">7</text:span><text:span text:style-name="T518"> אֲבֹתֵ֤ינוּ חָֽטְאוּ֙ *אינם **וְאֵינָ֔ם *אנחנו **וַאֲנַ֖חְנוּ עֲוֺנֹתֵיהֶ֥ם סָבָֽלְנוּ׃<text:s/></text:span><text:span text:style-name="T519">‬</text:span>‬<text:span text:style-name="T520">8</text:span><text:span text:style-name="T521"> עֲבָדִים֙ מָ֣שְׁלוּ בָ֔נוּ פֹּרֵ֖ק אֵ֥ין מִיָּדָֽם׃<text:s/></text:span><text:span text:style-name="T522">‬</text:span>‬<text:span text:style-name="T523">9</text:span><text:span text:style-name="T524"> בְּנַפְשֵׁ֙נוּ֙ נָבִ֣יא לַחְמֵ֔נוּ מִפְּנֵ֖י חֶ֥רֶב הַמִּדְבָּֽר׃<text:s/></text:span><text:span text:style-name="T525">‬</text:span>‬<text:span text:style-name="T526">10</text:span><text:span text:style-name="T527"> עוֹרֵ֙נוּ֙ כְּתַנּ֣וּר נִכְמָ֔רוּ מִפְּנֵ֖י זַלְעֲפ֥וֹת רָעָֽב׃<text:s/></text:span><text:span text:style-name="T528">‬</text:span>‬<text:span text:style-name="T529">11</text:span><text:span text:style-name="T530"> נָשִׁים֙ בְּצִיּ֣וֹן עִנּ֔וּ בְּתֻלֹ֖ת בְּעָרֵ֥י יְהוּדָֽה׃<text:s/></text:span><text:span text:style-name="T531">‬</text:span>‬<text:span text:style-name="T532">12</text:span><text:span text:style-name="T533"> שָׂרִים֙ בְּיָדָ֣ם נִתְל֔וּ פְּנֵ֥י זְקֵנִ֖ים לֹ֥א נֶהְדָּֽרוּ׃<text:s/></text:span><text:span text:style-name="T534">‬</text:span>‬<text:span text:style-name="T535">13</text:span><text:span text:style-name="T536"> בַּחוּרִים֙ טְח֣וֹן נָשָׂ֔אוּ וּנְעָרִ֖ים בָּעֵ֥ץ כָּשָֽׁלוּ׃<text:s/></text:span><text:span text:style-name="T537">‬</text:span>‬<text:span text:style-name="T538">14</text:span><text:span text:style-name="T539"> זְקֵנִים֙ מִשַּׁ֣עַר שָׁבָ֔תוּ בַּחוּרִ֖ים מִנְּגִינָתָֽם׃<text:s/></text:span><text:span text:style-name="T540">‬</text:span>‬<text:span text:style-name="T541">15</text:span><text:span text:style-name="T542"> שָׁבַת֙ מְשׂ֣וֹשׂ לִבֵּ֔נוּ נֶהְפַּ֥ךְ לְאֵ֖בֶל מְחֹלֵֽנוּ׃<text:s/></text:span><text:span text:style-name="T543">‬</text:span>‬<text:span text:style-name="T544">16</text:span><text:span text:style-name="T545"> נָֽפְלָה֙ עֲטֶ֣רֶת רֹאשֵׁ֔נוּ אֽוֹי־נָ֥א לָ֖נוּ כִּ֥י חָטָֽאנוּ׃<text:s/></text:span><text:span text:style-name="T546">‬</text:span>‬<text:span text:style-name="T547">17</text:span><text:span text:style-name="T548"> עַל־זֶ֗ה הָיָ֤ה דָוֶה֙ לִבֵּ֔נוּ עַל־אֵ֖לֶּה חָשְׁכ֥וּ עֵינֵֽינוּ׃<text:s/></text:span><text:span text:style-name="T549">‬</text:span>‬<text:span text:style-name="T550">18</text:span><text:span text:style-name="T551"> עַ֤ל הַר־צִיּוֹן֙ שֶׁשָּׁמֵ֔ם שׁוּעָלִ֖ים הִלְּכוּ־בֽוֹ׃<text:s/></text:span><text:span text:style-name="T552">פ<text:s/></text:span><text:span text:style-name="T553">‬</text:span>‬‬‬‬‬‬‬‬‬‬‬‬‬‬‬‬‬‬</text:p>
        <text:p text:style-name="P554"><text:span text:style-name="T555">19</text:span><text:span text:style-name="T556"> אַתָּ֤ה יְהוָה֙ לְעוֹלָ֣ם תֵּשֵׁ֔ב כִּסְאֲךָ֖ לְדֹ֥ר וָדֽוֹר׃<text:s/></text:span><text:span text:style-name="T557">‬</text:span>‬<text:span text:style-name="T558">20</text:span><text:span text:style-name="T559"> לָ֤מָּה לָנֶ֙צַח֙ תִּשְׁכָּחֵ֔נוּ תַּֽעַזְבֵ֖נוּ לְאֹ֥רֶךְ יָמִֽים׃<text:s/></text:span><text:span text:style-name="T560">‬</text:span>‬<text:span text:style-name="T561">21</text:span><text:span text:style-name="T562"> הֲשִׁיבֵ֨נוּ יְהוָ֤ה ׀ אֵלֶ֙יךָ֙ *ונשוב **וְֽנָשׁ֔וּבָה חַדֵּ֥שׁ יָמֵ֖ינוּ כְּקֶֽדֶם׃<text:s/></text:span><text:span text:style-name="T563">‬</text:span>‬<text:span text:style-name="T564">22</text:span><text:span text:style-name="T565"> כִּ֚י אִם־מָאֹ֣ס מְאַסְתָּ֔נוּ קָצַ֥פְתָּ עָלֵ֖ינוּ עַד־מְאֹֽד׃<text:s/></text:span>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Lamentations</dc:title>
    <dc:description/>
    <dc:subject/>
    <dc:creator>Adrian Hills</dc:creator>
    <meta:creation-date>2025-03-29T20:14:00Z</meta:creation-date>
    <dc:date>2025-03-29T20:14:00Z</dc:date>
    <meta:template xlink:href="Normal.dotm" xlink:type="simple"/>
    <meta:editing-cycles>2</meta:editing-cycles>
    <meta:editing-duration>PT0S</meta:editing-duration>
    <meta:document-statistic meta:page-count="5" meta:paragraph-count="30" meta:word-count="2312" meta:character-count="15466" meta:row-count="109" meta:non-whitespace-character-count="13184"/>
  </office:meta>
</office:document-meta>
</file>